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.11mm"/>
    </style:style>
    <style:style style:name="co2" style:family="table-column">
      <style:table-column-properties fo:break-before="auto" style:column-width="69.4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roduc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u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P per unit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gPTT equiv</text:p>
          </table:table-cell>
        </table:table-row>
        <table:table-row table:style-name="ro1">
          <table:table-cell office:value-type="string" calcext:value-type="string">
            <text:p>731c2229-bd7f-42bc-9181-243b5994bffa</text:p>
          </table:table-cell>
          <table:table-cell office:value-type="string" calcext:value-type="string">
            <text:p>starch</text:p>
          </table:table-cell>
          <table:table-cell office:value-type="string" calcext:value-type="string">
            <text:p>Pâtes cuites</text:p>
          </table:table-cell>
          <table:table-cell table:formula="of:=2/[.F3]" office:value-type="float" office:value="0.05" calcext:value-type="float">
            <text:p>0,05</text:p>
          </table:table-cell>
          <table:table-cell office:value-type="string" calcext:value-type="string">
            <text:p>g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30d065f-a486-424b-a5ce-24f76bb3c0fc</text:p>
          </table:table-cell>
          <table:table-cell office:value-type="string" calcext:value-type="string">
            <text:p>starch</text:p>
          </table:table-cell>
          <table:table-cell office:value-type="string" calcext:value-type="string">
            <text:p>Riz blanc cuit</text:p>
          </table:table-cell>
          <table:table-cell table:formula="of:=2/[.F4]" office:value-type="float" office:value="0.025" calcext:value-type="float">
            <text:p>0,025</text:p>
          </table:table-cell>
          <table:table-cell office:value-type="string" calcext:value-type="string">
            <text:p>g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4663e4b2-c470-418e-9cb6-abbb409c5498</text:p>
          </table:table-cell>
          <table:table-cell office:value-type="string" calcext:value-type="string">
            <text:p>starch</text:p>
          </table:table-cell>
          <table:table-cell office:value-type="string" calcext:value-type="string">
            <text:p>Semoule cuite</text:p>
          </table:table-cell>
          <table:table-cell table:formula="of:=2/[.F5]" office:value-type="float" office:value="0.04" calcext:value-type="float">
            <text:p>0,04</text:p>
          </table:table-cell>
          <table:table-cell office:value-type="string" calcext:value-type="string">
            <text:p>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08035647-8d58-41c3-85fd-722e886ebb15</text:p>
          </table:table-cell>
          <table:table-cell office:value-type="string" calcext:value-type="string">
            <text:p>starch</text:p>
          </table:table-cell>
          <table:table-cell office:value-type="string" calcext:value-type="string">
            <text:p>Polenta</text:p>
          </table:table-cell>
          <table:table-cell table:formula="of:=2/[.F6]" office:value-type="float" office:value="0.0142857142857143" calcext:value-type="float">
            <text:p>0,0142857143</text:p>
          </table:table-cell>
          <table:table-cell office:value-type="string" calcext:value-type="string">
            <text:p>g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c0641cda-94d9-465f-960f-4d3dc56ed079</text:p>
          </table:table-cell>
          <table:table-cell office:value-type="string" calcext:value-type="string">
            <text:p>starch</text:p>
          </table:table-cell>
          <table:table-cell office:value-type="string" calcext:value-type="string">
            <text:p>Baguette</text:p>
          </table:table-cell>
          <table:table-cell table:formula="of:=2/[.F7]" office:value-type="float" office:value="0.1" calcext:value-type="float">
            <text:p>0,1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571d46e-a1f7-44c8-97ea-982f6b17c96e</text:p>
          </table:table-cell>
          <table:table-cell office:value-type="string" calcext:value-type="string">
            <text:p>starch</text:p>
          </table:table-cell>
          <table:table-cell office:value-type="string" calcext:value-type="string">
            <text:p>Pain de mie</text:p>
          </table:table-cell>
          <table:table-cell table:formula="of:=2/[.F8]" office:value-type="float" office:value="0.08" calcext:value-type="float">
            <text:p>0,08</text:p>
          </table:table-cell>
          <table:table-cell office:value-type="string" calcext:value-type="string">
            <text:p>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ff8fb6f-b8e2-4524-8a0d-b46a6661100d</text:p>
          </table:table-cell>
          <table:table-cell office:value-type="string" calcext:value-type="string">
            <text:p>starch</text:p>
          </table:table-cell>
          <table:table-cell office:value-type="string" calcext:value-type="string">
            <text:p>Biscotte</text:p>
          </table:table-cell>
          <table:table-cell table:formula="of:=2/[.F9]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ded4733-0ae7-41c4-b3db-e91aea0e2132</text:p>
          </table:table-cell>
          <table:table-cell office:value-type="string" calcext:value-type="string">
            <text:p>starch</text:p>
          </table:table-cell>
          <table:table-cell office:value-type="string" calcext:value-type="string">
            <text:p>Cracotte Froment</text:p>
          </table:table-cell>
          <table:table-cell table:formula="of:=2/[.F10]" office:value-type="float" office:value="0.8" calcext:value-type="float">
            <text:p>0,8</text:p>
          </table:table-cell>
          <table:table-cell office:value-type="string" calcext:value-type="string">
            <text:p>u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08abac1b-b3f6-409c-87ab-79b47aeb2811</text:p>
          </table:table-cell>
          <table:table-cell office:value-type="string" calcext:value-type="string">
            <text:p>starch</text:p>
          </table:table-cell>
          <table:table-cell office:value-type="string" calcext:value-type="string">
            <text:p>Craquinette Fraise / Framboise</text:p>
          </table:table-cell>
          <table:table-cell table:formula="of:=2/[.F11]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5d7a897-0ce3-49f7-b931-3b52403a39d9</text:p>
          </table:table-cell>
          <table:table-cell office:value-type="string" calcext:value-type="string">
            <text:p>starch</text:p>
          </table:table-cell>
          <table:table-cell office:value-type="string" calcext:value-type="string">
            <text:p>Pomme de terre</text:p>
          </table:table-cell>
          <table:table-cell table:formula="of:=2/[.F12]" office:value-type="float" office:value="0.02" calcext:value-type="float">
            <text:p>0,02</text:p>
          </table:table-cell>
          <table:table-cell office:value-type="string" calcext:value-type="string">
            <text:p>g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116463d-6763-4e50-8807-4d9bae7f98d8</text:p>
          </table:table-cell>
          <table:table-cell office:value-type="string" calcext:value-type="string">
            <text:p>meat_fish_eggs</text:p>
          </table:table-cell>
          <table:table-cell office:value-type="string" calcext:value-type="string">
            <text:p>Knacki Original</text:p>
          </table:table-cell>
          <table:table-cell table:formula="of:=2/[.F13]"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312bb629-0ad3-4d81-bc55-549ae6019508</text:p>
          </table:table-cell>
          <table:table-cell office:value-type="string" calcext:value-type="string">
            <text:p>meat_fish_eggs</text:p>
          </table:table-cell>
          <table:table-cell office:value-type="string" calcext:value-type="string">
            <text:p>Knacki Ball Original (1u = 1 ball)</text:p>
          </table:table-cell>
          <table:table-cell table:formula="of:=2/[.F14]" office:value-type="float" office:value="0.666666666666667" calcext:value-type="float">
            <text:p>0,6666666667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748e7ee-ace2-4dcc-a87f-d04a6958424c</text:p>
          </table:table-cell>
          <table:table-cell office:value-type="string" calcext:value-type="string">
            <text:p>meat_fish_eggs</text:p>
          </table:table-cell>
          <table:table-cell office:value-type="string" calcext:value-type="string">
            <text:p>Saucisses Veggie Tartex (1u = 40g)</text:p>
          </table:table-cell>
          <table:table-cell table:formula="of:=2/[.F15]" office:value-type="float" office:value="2.40963855421687" calcext:value-type="float">
            <text:p>2,4096385542</text:p>
          </table:table-cell>
          <table:table-cell office:value-type="string" calcext:value-type="string">
            <text:p>u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db9ef491-8f4e-435d-ad2a-f1237b8be7ff</text:p>
          </table:table-cell>
          <table:table-cell office:value-type="string" calcext:value-type="string">
            <text:p>meat_fish_eggs</text:p>
          </table:table-cell>
          <table:table-cell office:value-type="string" calcext:value-type="string">
            <text:p>Tranches Veggie Tartex (1u = 1 tranche)</text:p>
          </table:table-cell>
          <table:table-cell table:formula="of:=2/[.F16]" office:value-type="float" office:value="0.4" calcext:value-type="float">
            <text:p>0,4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46b4d9b-deff-43b2-9bd7-3e5e3ecd4d10</text:p>
          </table:table-cell>
          <table:table-cell office:value-type="string" calcext:value-type="string">
            <text:p>dairy_products</text:p>
          </table:table-cell>
          <table:table-cell office:value-type="string" calcext:value-type="string">
            <text:p>Apéricube Nature (1u = 1 cube)</text:p>
          </table:table-cell>
          <table:table-cell table:formula="of:=2/[.F17]" office:value-type="float" office:value="0.666666666666667" calcext:value-type="float">
            <text:p>0,6666666667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e08030e-dd2a-42f6-8b94-4f58230708b8</text:p>
          </table:table-cell>
          <table:table-cell office:value-type="string" calcext:value-type="string">
            <text:p>dairy_products</text:p>
          </table:table-cell>
          <table:table-cell office:value-type="string" calcext:value-type="string">
            <text:p>Kiri crème de lait</text:p>
          </table:table-cell>
          <table:table-cell table:formula="of:=2/[.F18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a2f5341-e8de-4907-a72a-e53b344cefb3</text:p>
          </table:table-cell>
          <table:table-cell office:value-type="string" calcext:value-type="string">
            <text:p>dairy_products</text:p>
          </table:table-cell>
          <table:table-cell office:value-type="string" calcext:value-type="string">
            <text:p>Kiri au chèvre doux</text:p>
          </table:table-cell>
          <table:table-cell table:formula="of:=2/[.F19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1fac5df-e3b7-495c-8c31-6712b7ac8762</text:p>
          </table:table-cell>
          <table:table-cell office:value-type="string" calcext:value-type="string">
            <text:p>dairy_products</text:p>
          </table:table-cell>
          <table:table-cell office:value-type="string" calcext:value-type="string">
            <text:p>Ma p'tite Vache qui rit</text:p>
          </table:table-cell>
          <table:table-cell table:formula="of:=2/[.F20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fc2d29e-3431-48b9-801c-f25c481239c7</text:p>
          </table:table-cell>
          <table:table-cell office:value-type="string" calcext:value-type="string">
            <text:p>dairy_products</text:p>
          </table:table-cell>
          <table:table-cell office:value-type="string" calcext:value-type="string">
            <text:p>Toastinette Vache qui rit pour croque Mr</text:p>
          </table:table-cell>
          <table:table-cell table:formula="of:=2/[.F21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bc374b9-a0c6-4eef-a915-86f7f4c78108</text:p>
          </table:table-cell>
          <table:table-cell office:value-type="string" calcext:value-type="string">
            <text:p>dairy_products</text:p>
          </table:table-cell>
          <table:table-cell office:value-type="string" calcext:value-type="string">
            <text:p>Vache qui rit nature 16 portions</text:p>
          </table:table-cell>
          <table:table-cell table:formula="of:=2/[.F22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77ec1b0-ba42-436b-89ac-8bf19ee4bb2d</text:p>
          </table:table-cell>
          <table:table-cell office:value-type="string" calcext:value-type="string">
            <text:p>dairy_products</text:p>
          </table:table-cell>
          <table:table-cell office:value-type="string" calcext:value-type="string">
            <text:p>Vache qui rit au Leerdammer</text:p>
          </table:table-cell>
          <table:table-cell table:formula="of:=2/[.F23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b99feaa-303a-4bf5-bebd-e4151c89fc9c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Beignet nature</text:p>
          </table:table-cell>
          <table:table-cell table:formula="of:=2/[.F24]" office:value-type="float" office:value="0.0666666666666667" calcext:value-type="float">
            <text:p>0,0666666667</text:p>
          </table:table-cell>
          <table:table-cell office:value-type="string" calcext:value-type="string">
            <text:p>g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e26f4f7-31ff-4aee-bb7e-6a8bc24ed95b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Brioche</text:p>
          </table:table-cell>
          <table:table-cell table:formula="of:=2/[.F25]" office:value-type="float" office:value="0.08" calcext:value-type="float">
            <text:p>0,08</text:p>
          </table:table-cell>
          <table:table-cell office:value-type="string" calcext:value-type="string">
            <text:p>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5f41ff95-e060-4ba9-abd1-3358a0affd4b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Chausson aux pommes</text:p>
          </table:table-cell>
          <table:table-cell table:formula="of:=2/[.F26]" office:value-type="float" office:value="0.0333333333333333" calcext:value-type="float">
            <text:p>0,0333333333</text:p>
          </table:table-cell>
          <table:table-cell office:value-type="string" calcext:value-type="string">
            <text:p>g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5dac0318-bf95-4b21-98f6-67b5b731d8c5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Chouquettes</text:p>
          </table:table-cell>
          <table:table-cell table:formula="of:=2/[.F27]" office:value-type="float" office:value="0.1" calcext:value-type="float">
            <text:p>0,1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72230c2a-42c0-4471-95e5-7caef5774ff7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Croissant ordinaire</text:p>
          </table:table-cell>
          <table:table-cell table:formula="of:=2/[.F28]" office:value-type="float" office:value="0.1" calcext:value-type="float">
            <text:p>0,1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b840ebd-cfbb-4626-8760-48f21b3977a8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Croissant au beurre</text:p>
          </table:table-cell>
          <table:table-cell table:formula="of:=2/[.F29]" office:value-type="float" office:value="0.1" calcext:value-type="float">
            <text:p>0,1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69bb073d-33cb-44d6-b118-99eeb43c2fba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Pain au chocolat</text:p>
          </table:table-cell>
          <table:table-cell table:formula="of:=2/[.F30]" office:value-type="float" office:value="0.0666666666666667" calcext:value-type="float">
            <text:p>0,0666666667</text:p>
          </table:table-cell>
          <table:table-cell office:value-type="string" calcext:value-type="string">
            <text:p>g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6b5735e-105a-4e5c-aab9-5b4c132b4b43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Pitch fraise</text:p>
          </table:table-cell>
          <table:table-cell table:formula="of:=2/[.F31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14f841-d39e-4c43-a2d0-8dbbda501f5a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Pain au lait</text:p>
          </table:table-cell>
          <table:table-cell table:formula="of:=2/[.F32]" office:value-type="float" office:value="0.1" calcext:value-type="float">
            <text:p>0,1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88fffb9f-126c-4533-9128-29f97ddafdca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Pain aux raisins</text:p>
          </table:table-cell>
          <table:table-cell table:formula="of:=2/[.F33]" office:value-type="float" office:value="0.0666666666666667" calcext:value-type="float">
            <text:p>0,0666666667</text:p>
          </table:table-cell>
          <table:table-cell office:value-type="string" calcext:value-type="string">
            <text:p>g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95b353d6-ee9a-4042-b2fb-5555abf3d4fe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Pain viennois</text:p>
          </table:table-cell>
          <table:table-cell table:formula="of:=2/[.F34]" office:value-type="float" office:value="0.08" calcext:value-type="float">
            <text:p>0,08</text:p>
          </table:table-cell>
          <table:table-cell office:value-type="string" calcext:value-type="string">
            <text:p>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3a7b01c2-2483-4475-898e-2bdf811090e3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Mini croissant au beurre</text:p>
          </table:table-cell>
          <table:table-cell table:formula="of:=2/[.F35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e8d82b-689c-4a14-9244-27bf8fcdbf35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Mini pain au chocolat</text:p>
          </table:table-cell>
          <table:table-cell table:formula="of:=2/[.F36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e79de09-60c7-4ace-a554-846121366100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Mini chausson aux pommes</text:p>
          </table:table-cell>
          <table:table-cell table:formula="of:=2/[.F37]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343d3ba-6d96-4c2c-b8fc-ebcfdefb2386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Barre céréales Chocapic</text:p>
          </table:table-cell>
          <table:table-cell table:formula="of:=2/[.F38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4cd1a38-f3c1-4b8b-9da7-87d488a9605a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Barre céréales Golden Grahams</text:p>
          </table:table-cell>
          <table:table-cell table:formula="of:=2/[.F39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70debd6-233e-41b1-8e86-11bb018c860e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Barre céréales Nesquik</text:p>
          </table:table-cell>
          <table:table-cell table:formula="of:=2/[.F40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da05e12-0eee-49e3-887f-c3f2545a49ea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Cheerios</text:p>
          </table:table-cell>
          <table:table-cell table:formula="of:=2/[.F41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2a85d86-e018-4e4a-9f86-f8045905d753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Chocapic ou duo ou pépites</text:p>
          </table:table-cell>
          <table:table-cell table:formula="of:=2/[.F42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643d73b-7e05-4828-a3a4-90feca3d40fc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Chokella</text:p>
          </table:table-cell>
          <table:table-cell table:formula="of:=2/[.F43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bdc101-0978-44ce-a4d1-9c85a16555f9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Cookie crisp</text:p>
          </table:table-cell>
          <table:table-cell table:formula="of:=2/[.F44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31ba511-6069-46e4-abf9-307b91517b4a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Crunch</text:p>
          </table:table-cell>
          <table:table-cell table:formula="of:=2/[.F45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583c8de-3fa7-420a-85f3-1358ba260cc7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Golden Grahams</text:p>
          </table:table-cell>
          <table:table-cell table:formula="of:=2/[.F46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49b67f-d965-4cdd-b6c4-64e6b3208bca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Lion</text:p>
          </table:table-cell>
          <table:table-cell table:formula="of:=2/[.F47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a7d89ec-3f66-4622-b1fe-6704afb8fc1c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Nesquik</text:p>
          </table:table-cell>
          <table:table-cell table:formula="of:=2/[.F48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c382dc7-d52a-4698-8d46-11eaae952131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Kinder Surprise</text:p>
          </table:table-cell>
          <table:table-cell table:formula="of:=2/[.F49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8c79932-8517-464d-9876-54a20acc20a3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Kinder Schokobons</text:p>
          </table:table-cell>
          <table:table-cell table:formula="of:=2/[.F50]" office:value-type="float" office:value="0.5" calcext:value-type="float">
            <text:p>0,5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5160f86-c432-4c32-97c1-02224914e905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Kinder Chocolat </text:p>
          </table:table-cell>
          <table:table-cell table:formula="of:=2/[.F51]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9a946f89-9f5a-4ceb-b119-a1b91af5e7f5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Kinder Bueno</text:p>
          </table:table-cell>
          <table:table-cell table:formula="of:=2/[.F52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3a3e52-c188-4c77-9196-dc6855b9c7f4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Kinder Pingui</text:p>
          </table:table-cell>
          <table:table-cell table:formula="of:=2/[.F53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fc7207c-a848-4403-8395-95c059895c8a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Kinder Delice</text:p>
          </table:table-cell>
          <table:table-cell table:formula="of:=2/[.F54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517e3a9-4786-4a43-aeba-ee7318344d84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Kinder Country</text:p>
          </table:table-cell>
          <table:table-cell table:formula="of:=2/[.F55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c59310-a5a7-4208-a367-c358ef70d763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Kinder Maxi</text:p>
          </table:table-cell>
          <table:table-cell table:formula="of:=2/[.F56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45737c1-f1b1-431e-81ce-e05572f5a1cc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Kinder Chocofresh</text:p>
          </table:table-cell>
          <table:table-cell table:formula="of:=2/[.F57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aef0182-4959-4ee4-a4e5-f7c7af9d7a79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Kit Kat Ball (1u = 1 sachet)</text:p>
          </table:table-cell>
          <table:table-cell table:formula="of:=2/[.F58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7c5e68d-4089-410f-aee0-dc0f026cb297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Lion mini</text:p>
          </table:table-cell>
          <table:table-cell table:formula="of:=2/[.F59]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9278f762-7118-49d2-8e60-a8c9e9d8b502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Milka lait (1u = 1 carré)</text:p>
          </table:table-cell>
          <table:table-cell table:formula="of:=2/[.F60]" office:value-type="float" office:value="0.285714285714286" calcext:value-type="float">
            <text:p>0,2857142857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8656622d-f237-42c7-b875-130e20fab7a9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Milka lait noisettes (1u = 1 carré)</text:p>
          </table:table-cell>
          <table:table-cell table:formula="of:=2/[.F61]" office:value-type="float" office:value="0.333333333333333" calcext:value-type="float">
            <text:p>0,3333333333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7d09f2f-61be-42b5-a85e-d2c2e525f6be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Nuts</text:p>
          </table:table-cell>
          <table:table-cell table:formula="of:=2/[.F62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71a8587-943c-4f99-aecc-a9a8d680a859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Nuts mini</text:p>
          </table:table-cell>
          <table:table-cell table:formula="of:=2/[.F63]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cc5865e-3047-4c03-b1a0-9f600f2efccb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Barquette Lu abricot/fraise/framboise</text:p>
          </table:table-cell>
          <table:table-cell table:formula="of:=2/[.F64]" office:value-type="float" office:value="0.285714285714286" calcext:value-type="float">
            <text:p>0,2857142857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52fea6c-213c-4cfd-834c-1943e2bd0f99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Barquette Lu chocolat</text:p>
          </table:table-cell>
          <table:table-cell table:formula="of:=2/[.F65]" office:value-type="float" office:value="0.5" calcext:value-type="float">
            <text:p>0,5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aa7535f-0193-4c2c-a0d6-b81de8edb7fc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Chamonix Lu</text:p>
          </table:table-cell>
          <table:table-cell table:formula="of:=2/[.F66]" office:value-type="float" office:value="0.5" calcext:value-type="float">
            <text:p>0,5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81a3e3ef-a4a7-4f41-a6b3-aca341cb11e0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Coqueline Lu 3 chatons fraise</text:p>
          </table:table-cell>
          <table:table-cell table:formula="of:=2/[.F67]" office:value-type="float" office:value="0.285714285714286" calcext:value-type="float">
            <text:p>0,2857142857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1f59167-5c11-4eab-874d-02b6e7360f09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Coqueline Lu 3 chatons chocolat</text:p>
          </table:table-cell>
          <table:table-cell table:formula="of:=2/[.F68]" office:value-type="float" office:value="0.4" calcext:value-type="float">
            <text:p>0,4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8d91624-256f-4af2-98c2-93e3ca114df4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Figolu Lu</text:p>
          </table:table-cell>
          <table:table-cell table:formula="of:=2/[.F69]" office:value-type="float" office:value="0.4" calcext:value-type="float">
            <text:p>0,4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5453ac6-a568-46b4-9352-6e0fca87e5f4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Fruitolu Lu fraise</text:p>
          </table:table-cell>
          <table:table-cell table:formula="of:=2/[.F70]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d10d6c2-9e1e-4610-ba48-2185f778f980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Fruitolu Lu framboise</text:p>
          </table:table-cell>
          <table:table-cell table:formula="of:=2/[.F71]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8137a27-acb4-4c21-9f69-89dfdf850c66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Gaufrette Lu Brun Cacao</text:p>
          </table:table-cell>
          <table:table-cell table:formula="of:=2/[.F72]" office:value-type="float" office:value="0.666666666666667" calcext:value-type="float">
            <text:p>0,6666666667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81dbfcb6-a31e-492b-a17c-6a5fe083478d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Gaufrette Lu Brun vanille</text:p>
          </table:table-cell>
          <table:table-cell table:formula="of:=2/[.F73]" office:value-type="float" office:value="0.666666666666667" calcext:value-type="float">
            <text:p>0,6666666667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77b0e628-05a8-4eea-84ce-d54090a81c05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Granola Lu Lait/chocolat coco</text:p>
          </table:table-cell>
          <table:table-cell table:formula="of:=2/[.F74]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46ff433-2dd6-4b29-86f3-f53741a83a98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Granola extra cookies chocolat</text:p>
          </table:table-cell>
          <table:table-cell table:formula="of:=2/[.F75]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e0c71c-5ff9-4533-b8e5-5f9d87978bf4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Hello Kitty Lu fraise/chocolat</text:p>
          </table:table-cell>
          <table:table-cell table:formula="of:=2/[.F76]" office:value-type="float" office:value="0.4" calcext:value-type="float">
            <text:p>0,4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f63309f-c4bb-4d32-aab9-355252221f72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Lulu l'ourson chocolat</text:p>
          </table:table-cell>
          <table:table-cell table:formula="of:=2/[.F77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90bf61-4a3c-4988-ba9c-53e8e02faf96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Lulu l'ourson mini chocolat</text:p>
          </table:table-cell>
          <table:table-cell table:formula="of:=2/[.F78]" office:value-type="float" office:value="0.4" calcext:value-type="float">
            <text:p>0,4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834a34a2-e980-459a-af87-3a5254fc8edd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Mikado Lu (tous)</text:p>
          </table:table-cell>
          <table:table-cell table:formula="of:=2/[.F79]" office:value-type="float" office:value="0.2" calcext:value-type="float">
            <text:p>0,2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6f098263-9b78-44d6-9f32-5d43b72ac667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Mini BN gouter chocolat/vanille</text:p>
          </table:table-cell>
          <table:table-cell table:formula="of:=2/[.F80]" office:value-type="float" office:value="0.4" calcext:value-type="float">
            <text:p>0,4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2db98fc-ac15-4718-8c22-a158324a2aee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Mini BN gouter fraise</text:p>
          </table:table-cell>
          <table:table-cell table:formula="of:=2/[.F81]" office:value-type="float" office:value="0.285714285714286" calcext:value-type="float">
            <text:p>0,2857142857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5a4057-3855-4c7c-afc9-cd31349cf93a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Napolitain classic individuel</text:p>
          </table:table-cell>
          <table:table-cell table:formula="of:=2/[.F82]" office:value-type="float" office:value="1.33333333333333" calcext:value-type="float">
            <text:p>1,3333333333</text:p>
          </table:table-cell>
          <table:table-cell office:value-type="string" calcext:value-type="string">
            <text:p>u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4b7be307-ef54-45e8-a9ff-c292902565b9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Oreo Classic</text:p>
          </table:table-cell>
          <table:table-cell table:formula="of:=2/[.F83]" office:value-type="float" office:value="0.666666666666667" calcext:value-type="float">
            <text:p>0,6666666667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cb3db47-75b8-48ae-aaab-ea35d0fa6a26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aille d'or Lu</text:p>
          </table:table-cell>
          <table:table-cell table:formula="of:=2/[.F84]" office:value-type="float" office:value="0.1" calcext:value-type="float">
            <text:p>0,1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06eedef-ada7-4537-ab1f-306a282143a7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almito Lu</text:p>
          </table:table-cell>
          <table:table-cell table:formula="of:=2/[.F85]" office:value-type="float" office:value="0.4" calcext:value-type="float">
            <text:p>0,4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7d68448-37a7-488d-9985-a6cb7e5793a0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épito Lu chocolat lait/noir</text:p>
          </table:table-cell>
          <table:table-cell table:formula="of:=2/[.F86]" office:value-type="float" office:value="0.666666666666667" calcext:value-type="float">
            <text:p>0,6666666667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0b5021a-309f-43b9-9ba2-e9decb479948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etit brun extra Lu</text:p>
          </table:table-cell>
          <table:table-cell table:formula="of:=2/[.F87]" office:value-type="float" office:value="0.5" calcext:value-type="float">
            <text:p>0,5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3985fa5-1c58-40d8-9058-621876df905b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etits cœurs Lu chocolat</text:p>
          </table:table-cell>
          <table:table-cell table:formula="of:=2/[.F88]" office:value-type="float" office:value="0.2" calcext:value-type="float">
            <text:p>0,2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cba06da-4cb0-4654-9ede-3d29b92bdeaa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etit écolier choco Lu lait/noir</text:p>
          </table:table-cell>
          <table:table-cell table:formula="of:=2/[.F89]" office:value-type="float" office:value="0.8" calcext:value-type="float">
            <text:p>0,8</text:p>
          </table:table-cell>
          <table:table-cell office:value-type="string" calcext:value-type="string">
            <text:p>u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9ad8dea7-357e-40b3-95c9-4ec1d3bb5865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etit écolier Lu choco blanc</text:p>
          </table:table-cell>
          <table:table-cell table:formula="of:=2/[.F90]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e6c3bc5-68c4-4ade-b832-dc83097ad814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im's Lu orange/poire</text:p>
          </table:table-cell>
          <table:table-cell table:formula="of:=2/[.F91]" office:value-type="float" office:value="0.5" calcext:value-type="float">
            <text:p>0,5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51fa368-e1f0-4b76-b615-0e2c3a3af32f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im's Lu Mousse chocolat</text:p>
          </table:table-cell>
          <table:table-cell table:formula="of:=2/[.F92]" office:value-type="float" office:value="0.5" calcext:value-type="float">
            <text:p>0,5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b14e30e-0495-451f-8ecd-ef6e52985b46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rince Lu chocolat</text:p>
          </table:table-cell>
          <table:table-cell table:formula="of:=2/[.F93]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3ec88e3-03ef-4408-a564-cf0fcce13bac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rince Lu choco'barre</text:p>
          </table:table-cell>
          <table:table-cell table:formula="of:=2/[.F94]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ee13413-d00f-42d6-91e2-ee508475e84b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rince Lu Petit déj céréales ± choco</text:p>
          </table:table-cell>
          <table:table-cell table:formula="of:=2/[.F95]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cba3036-e56b-40be-9d0e-28b20b5c847d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'tit Prince Lu chocolat</text:p>
          </table:table-cell>
          <table:table-cell table:formula="of:=2/[.F96]" office:value-type="float" office:value="0.4" calcext:value-type="float">
            <text:p>0,4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e52f19d-f09c-4949-9a9f-c78b80e8bb44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rosper Lu Nature (1u = 1 tranche)</text:p>
          </table:table-cell>
          <table:table-cell table:formula="of:=2/[.F97]" office:value-type="float" office:value="0.666666666666667" calcext:value-type="float">
            <text:p>0,6666666667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ec89497-d544-4c3c-90f8-fad443359405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Balisto</text:p>
          </table:table-cell>
          <table:table-cell table:formula="of:=2/[.F98]" office:value-type="float" office:value="1.3986013986014" calcext:value-type="float">
            <text:p>1,3986013986</text:p>
          </table:table-cell>
          <table:table-cell office:value-type="string" calcext:value-type="string">
            <text:p>u</text:p>
          </table:table-cell>
          <table:table-cell office:value-type="float" office:value="1.43" calcext:value-type="float">
            <text:p>1,43</text:p>
          </table:table-cell>
        </table:table-row>
        <table:table-row table:style-name="ro1">
          <table:table-cell office:value-type="string" calcext:value-type="string">
            <text:p>66a8c5a0-4f25-46d4-8def-087b17669b69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Shoks Lu</text:p>
          </table:table-cell>
          <table:table-cell table:formula="of:=2/[.F99]" office:value-type="float" office:value="0.5" calcext:value-type="float">
            <text:p>0,5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4a43d92-d91a-4a9e-8a5a-753724749144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Tuiles amandes Lu</text:p>
          </table:table-cell>
          <table:table-cell table:formula="of:=2/[.F100]" office:value-type="float" office:value="0.307692307692308" calcext:value-type="float">
            <text:p>0,3076923077</text:p>
          </table:table-cell>
          <table:table-cell office:value-type="string" calcext:value-type="string">
            <text:p>u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office:value-type="string" calcext:value-type="string">
            <text:p>d6a7596c-01fa-4f2e-ab72-387ddd0575ea</text:p>
          </table:table-cell>
          <table:table-cell office:value-type="string" calcext:value-type="string">
            <text:p>salted_biscuits</text:p>
          </table:table-cell>
          <table:table-cell office:value-type="string" calcext:value-type="string">
            <text:p>Tuc original / bacon / fromage</text:p>
          </table:table-cell>
          <table:table-cell table:formula="of:=2/[.F101]" office:value-type="float" office:value="0.285714285714286" calcext:value-type="float">
            <text:p>0,2857142857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7a89adf7-dcfa-477a-b415-0fc5977ba373</text:p>
          </table:table-cell>
          <table:table-cell office:value-type="string" calcext:value-type="string">
            <text:p>salted_biscuits</text:p>
          </table:table-cell>
          <table:table-cell office:value-type="string" calcext:value-type="string">
            <text:p>Tuc Sésame / crème oignon</text:p>
          </table:table-cell>
          <table:table-cell table:formula="of:=2/[.F102]" office:value-type="float" office:value="0.307692307692308" calcext:value-type="float">
            <text:p>0,3076923077</text:p>
          </table:table-cell>
          <table:table-cell office:value-type="string" calcext:value-type="string">
            <text:p>u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office:value-type="string" calcext:value-type="string">
            <text:p>309930f2-55dc-45f7-9604-6646bc265d65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Galettes suédoises</text:p>
          </table:table-cell>
          <table:table-cell office:value-type="string" calcext:value-type="string">
            <text:p>0.051999997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a02d9ad8-747d-4990-9474-45b9466e9705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Sablé choco caramel Carrefour s. glu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 office:value-type="string" calcext:value-type="string">
            <text:p>dd090f05-4f76-42cd-a6de-0df5d98ddaed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Sablé Liodoro</text:p>
          </table:table-cell>
          <table:table-cell office:value-type="string" calcext:value-type="string">
            <text:p>0.047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951d7053-0494-4d61-befc-8b31610355c8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Savane jungle fraise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 office:value-type="string" calcext:value-type="string">
            <text:p>dd3c6af8-261d-441b-b894-1c2f68f75219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Tartine de fruits Aldi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 office:value-type="string" calcext:value-type="string">
            <text:p>78d8c24e-45f1-44f5-986b-dfa49805f7e3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B ready</text:p>
          </table:table-cell>
          <table:table-cell office:value-type="string" calcext:value-type="string">
            <text:p>0.083000004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b16d25ad-f919-4631-a41a-d22fc3613676</text:p>
          </table:table-cell>
          <table:table-cell office:value-type="string" calcext:value-type="string">
            <text:p>dairy_products</text:p>
          </table:table-cell>
          <table:table-cell office:value-type="string" calcext:value-type="string">
            <text:p>Crème coco cacao Naturgreen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 office:value-type="string" calcext:value-type="string">
            <text:p>b1bb5082-f9ed-461e-9d82-a32f30b9a34e</text:p>
          </table:table-cell>
          <table:table-cell office:value-type="string" calcext:value-type="string">
            <text:p>dairy_products</text:p>
          </table:table-cell>
          <table:table-cell office:value-type="string" calcext:value-type="string">
            <text:p>Crème riz chocolat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 office:value-type="string" calcext:value-type="string">
            <text:p>730b41e5-76b0-4c35-919d-a8e05c53e918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Tarte aux pommes s. glu Valpibio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 office:value-type="string" calcext:value-type="string">
            <text:p>9fea2472-bc4b-48ff-ad6f-2fe341cad0f0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Torsade chocolat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89876801-bd68-4bf8-a260-95d9bfc407d8</text:p>
          </table:table-cell>
          <table:table-cell office:value-type="string" calcext:value-type="string">
            <text:p>starch</text:p>
          </table:table-cell>
          <table:table-cell office:value-type="string" calcext:value-type="string">
            <text:p>Pain de mie s. glu Regain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u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/00/0000</text:date>, <text:time style:data-style-name="N2" text:time-value="22:51:09.2892238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23:11:55.688701231</meta:creation-date>
    <dc:date>2017-04-11T22:53:14.524631016</dc:date>
    <meta:editing-duration>PT7H31M14S</meta:editing-duration>
    <meta:editing-cycles>29</meta:editing-cycles>
    <meta:generator>LibreOffice/5.1.6.2$Linux_X86_64 LibreOffice_project/10m0$Build-2</meta:generator>
    <meta:document-statistic meta:table-count="1" meta:cell-count="662" meta:object-count="0"/>
  </office:meta>
</office:document-meta>
</file>